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17.899cm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width="0.2cm" svg:stroke-color="#00008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Fine_20_Dashed_20__28_var_29_" svg:stroke-width="0.2cm" svg:stroke-color="#0080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cm"/>
    </style:style>
    <style:style style:name="gr11" style:family="graphic" style:parent-style-name="standard">
      <style:graphic-properties svg:stroke-width="0.5cm" svg:stroke-color="#800000" draw:textarea-horizontal-align="center" draw:textarea-vertical-align="middle" fo:padding-top="0.375cm" fo:padding-bottom="0.375cm" fo:padding-left="0.5cm" fo:padding-right="0.5cm"/>
    </style:style>
    <style:style style:name="gr1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3" style:family="graphic" style:parent-style-name="standard">
      <style:graphic-properties draw:fill-color="#ff0000"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text-properties fo:font-size="40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center"/>
      <style:text-properties fo:font-size="28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8.499cm" svg:height="1.926cm" svg:x="6.5cm" svg:y="9.233cm">
          <draw:text-box>
            <text:p text:style-name="P1"><text:span text:style-name="T1">Extension Naimi-Tréh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3" draw:text-style-name="P5" draw:layer="layout" svg:width="3cm" svg:height="3cm" svg:x="12cm" svg:y="4.5cm">
          <text:p text:style-name="P4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cm" svg:height="3cm" svg:x="3.1cm" svg:y="15.5cm">
          <text:p text:style-name="P4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cm" svg:height="3cm" svg:x="9cm" svg:y="15.5cm">
          <text:p text:style-name="P4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cm" svg:height="3cm" svg:x="22.1cm" svg:y="15.5cm">
          <text:p text:style-name="P4"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5.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6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5cm" svg:height="0.5cm" svg:x="18.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5.4cm" svg:y1="15.8cm" svg:x2="12.4cm" svg:y2="6.8cm">
          <text:p/>
        </draw:line>
        <draw:line draw:style-name="gr7" draw:text-style-name="P4" draw:layer="layout" svg:x1="11cm" svg:y1="15.6cm" svg:x2="13.5cm" svg:y2="7.4cm">
          <text:p/>
        </draw:line>
        <draw:line draw:style-name="gr7" draw:text-style-name="P4" draw:layer="layout" svg:x1="22.4cm" svg:y1="16.1cm" svg:x2="14.9cm" svg:y2="6.6cm">
          <text:p/>
        </draw:line>
        <draw:line draw:style-name="gr7" draw:text-style-name="P4" draw:layer="layout" svg:x1="22.8cm" svg:y1="2.5cm" svg:x2="22.8cm" svg:y2="0.5cm">
          <text:p/>
        </draw:line>
        <draw:frame draw:style-name="gr8" draw:text-style-name="P7" draw:layer="layout" svg:width="1.958cm" svg:height="1.038cm" svg:x="24.025cm" svg:y="1.1cm">
          <draw:text-box>
            <text:p><text:span text:style-name="T3">Last</text:span></text:p>
          </draw:text-box>
        </draw:frame>
        <draw:line draw:style-name="gr7" draw:text-style-name="P4" draw:layer="layout" svg:x1="22.4cm" svg:y1="16.1cm" svg:x2="14.9cm" svg:y2="6.6cm">
          <text:p/>
        </draw:line>
        <draw:line draw:style-name="gr9" draw:text-style-name="P4" draw:layer="layout" svg:x1="22.8cm" svg:y1="5cm" svg:x2="22.801cm" svg:y2="2.9cm">
          <text:p/>
        </draw:line>
        <draw:frame draw:style-name="gr8" draw:text-style-name="P7" draw:layer="layout" svg:width="2.039cm" svg:height="1.038cm" svg:x="24.026cm" svg:y="3.5cm">
          <draw:text-box>
            <text:p><text:span text:style-name="T3">Next</text:span></text:p>
          </draw:text-box>
        </draw:frame>
        <draw:frame draw:style-name="gr10" draw:text-style-name="P7" draw:layer="layout" svg:width="16.5cm" svg:height="1.038cm" svg:x="1cm" svg:y="1.501cm">
          <draw:text-box>
            <text:p><text:span text:style-name="T4">Initialisation:</text:span><text:span text:style-name="T3"> (1) a le jeton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3" draw:text-style-name="P5" draw:layer="layout" svg:width="3cm" svg:height="3cm" svg:x="12.001cm" svg:y="4.5cm">
          <text:p text:style-name="P4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cm" svg:height="3cm" svg:x="3.101cm" svg:y="15.5cm">
          <text:p text:style-name="P4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cm" svg:height="3cm" svg:x="9.001cm" svg:y="15.5cm">
          <text:p text:style-name="P4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cm" svg:height="3cm" svg:x="22.101cm" svg:y="15.5cm">
          <text:p text:style-name="P4"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5.1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6.6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5cm" svg:height="0.5cm" svg:x="18.1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1.001cm" svg:y1="15.6cm" svg:x2="13.501cm" svg:y2="7.4cm">
          <text:p/>
        </draw:line>
        <draw:line draw:style-name="gr7" draw:text-style-name="P4" draw:layer="layout" svg:x1="22.401cm" svg:y1="16.1cm" svg:x2="14.901cm" svg:y2="6.6cm">
          <text:p/>
        </draw:line>
        <draw:line draw:style-name="gr7" draw:text-style-name="P4" draw:layer="layout" svg:x1="22.801cm" svg:y1="2.5cm" svg:x2="22.801cm" svg:y2="0.5cm">
          <text:p/>
        </draw:line>
        <draw:frame draw:style-name="gr8" draw:text-style-name="P7" draw:layer="layout" svg:width="1.958cm" svg:height="1.038cm" svg:x="24.026cm" svg:y="1.1cm">
          <draw:text-box>
            <text:p><text:span text:style-name="T3">Last</text:span></text:p>
          </draw:text-box>
        </draw:frame>
        <draw:line draw:style-name="gr7" draw:text-style-name="P4" draw:layer="layout" svg:x1="22.401cm" svg:y1="16.1cm" svg:x2="14.901cm" svg:y2="6.6cm">
          <text:p/>
        </draw:line>
        <draw:line draw:style-name="gr9" draw:text-style-name="P4" draw:layer="layout" svg:x1="22.801cm" svg:y1="5cm" svg:x2="22.802cm" svg:y2="2.9cm">
          <text:p/>
        </draw:line>
        <draw:frame draw:style-name="gr8" draw:text-style-name="P7" draw:layer="layout" svg:width="2.039cm" svg:height="1.038cm" svg:x="24.027cm" svg:y="3.5cm">
          <draw:text-box>
            <text:p><text:span text:style-name="T3">Next</text:span></text:p>
          </draw:text-box>
        </draw:frame>
        <draw:frame draw:style-name="gr10" draw:text-style-name="P7" draw:layer="layout" svg:width="16.5cm" svg:height="1.825cm" svg:x="1cm" svg:y="1.5cm">
          <draw:text-box>
            <text:p><text:span text:style-name="T3">(2) envoi une Token Request à son last : (1)</text:span></text:p>
            <text:p><text:span text:style-name="T3">On obtient :</text:span></text:p>
          </draw:text-box>
        </draw:frame>
        <draw:line draw:style-name="gr7" draw:text-style-name="P4" draw:layer="layout" svg:x1="12.5cm" svg:y1="7.1cm" svg:x2="5.5cm" svg:y2="16.1cm">
          <text:p/>
        </draw:line>
        <draw:line draw:style-name="gr9" draw:text-style-name="P4" draw:layer="layout" svg:x1="12cm" svg:y1="6.6cm" svg:x2="5cm" svg:y2="15.6cm">
          <text:p/>
        </draw:lin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3" draw:text-style-name="P5" draw:layer="layout" svg:width="3cm" svg:height="3cm" svg:x="12.001cm" svg:y="4.5cm">
          <text:p text:style-name="P4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cm" svg:height="3cm" svg:x="3.101cm" svg:y="15.5cm">
          <text:p text:style-name="P4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cm" svg:height="3cm" svg:x="9.001cm" svg:y="15.5cm">
          <text:p text:style-name="P4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3cm" svg:height="3cm" svg:x="22.101cm" svg:y="15.5cm">
          <text:p text:style-name="P4"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5.1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6.6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5cm" svg:height="0.5cm" svg:x="18.1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2.401cm" svg:y1="16.1cm" svg:x2="14.901cm" svg:y2="6.6cm">
          <text:p/>
        </draw:line>
        <draw:line draw:style-name="gr7" draw:text-style-name="P4" draw:layer="layout" svg:x1="22.801cm" svg:y1="2.5cm" svg:x2="22.801cm" svg:y2="0.5cm">
          <text:p/>
        </draw:line>
        <draw:frame draw:style-name="gr8" draw:text-style-name="P7" draw:layer="layout" svg:width="1.958cm" svg:height="1.038cm" svg:x="24.026cm" svg:y="1.1cm">
          <draw:text-box>
            <text:p><text:span text:style-name="T3">Last</text:span></text:p>
          </draw:text-box>
        </draw:frame>
        <draw:line draw:style-name="gr7" draw:text-style-name="P4" draw:layer="layout" svg:x1="22.401cm" svg:y1="16.1cm" svg:x2="14.901cm" svg:y2="6.6cm">
          <text:p/>
        </draw:line>
        <draw:line draw:style-name="gr9" draw:text-style-name="P4" draw:layer="layout" svg:x1="22.801cm" svg:y1="5cm" svg:x2="22.802cm" svg:y2="2.9cm">
          <text:p/>
        </draw:line>
        <draw:frame draw:style-name="gr8" draw:text-style-name="P7" draw:layer="layout" svg:width="2.039cm" svg:height="1.038cm" svg:x="24.027cm" svg:y="3.5cm">
          <draw:text-box>
            <text:p><text:span text:style-name="T3">Next</text:span></text:p>
          </draw:text-box>
        </draw:frame>
        <draw:frame draw:style-name="gr10" draw:text-style-name="P7" draw:layer="layout" svg:width="16.5cm" svg:height="3.399cm" svg:x="1cm" svg:y="1.5cm">
          <draw:text-box>
            <text:p><text:span text:style-name="T3">(1) plante</text:span></text:p>
            <text:p><text:span text:style-name="T3">(2) lance un timer Twait</text:span></text:p>
            <text:p><text:span text:style-name="T3">le timer Twait se termine mais (2) n'a pas</text:span></text:p>
            <text:p><text:span text:style-name="T3">Reçu le Jeton</text:span></text:p>
          </draw:text-box>
        </draw:frame>
        <draw:line draw:style-name="gr9" draw:text-style-name="P4" draw:layer="layout" svg:x1="12cm" svg:y1="6.6cm" svg:x2="5cm" svg:y2="15.6cm">
          <text:p/>
        </draw:line>
        <draw:line draw:style-name="gr11" draw:text-style-name="P4" draw:layer="layout" svg:x1="11.5cm" svg:y1="4cm" svg:x2="15cm" svg:y2="8cm">
          <text:p/>
        </draw:line>
        <draw:line draw:style-name="gr11" draw:text-style-name="P4" draw:layer="layout" svg:x1="12.5cm" svg:y1="8cm" svg:x2="14.5cm" svg:y2="4.5cm">
          <text:p/>
        </draw:line>
        <draw:line draw:style-name="gr7" draw:text-style-name="P4" draw:layer="layout" svg:x1="11cm" svg:y1="15.5cm" svg:x2="13.5cm" svg:y2="7.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12" draw:text-style-name="P5" draw:layer="layout" svg:width="3cm" svg:height="3cm" svg:x="12.001cm" svg:y="4.5cm">
          <text:p text:style-name="P8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3cm" svg:height="3cm" svg:x="3.101cm" svg:y="15.5cm">
          <text:p text:style-name="P9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3cm" svg:height="3cm" svg:x="9.001cm" svg:y="15.5cm">
          <text:p text:style-name="P9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0" draw:layer="layout" svg:width="3cm" svg:height="3cm" svg:x="22.101cm" svg:y="15.5cm">
          <text:p text:style-name="P9"><text:span text:style-name="T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5.1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5cm" svg:height="0.5cm" svg:x="16.6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5cm" svg:height="0.5cm" svg:x="18.101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2.401cm" svg:y1="16.1cm" svg:x2="14.901cm" svg:y2="6.6cm">
          <text:p/>
        </draw:line>
        <draw:line draw:style-name="gr7" draw:text-style-name="P4" draw:layer="layout" svg:x1="22.801cm" svg:y1="2.5cm" svg:x2="22.801cm" svg:y2="0.5cm">
          <text:p/>
        </draw:line>
        <draw:frame draw:style-name="gr8" draw:text-style-name="P7" draw:layer="layout" svg:width="1.958cm" svg:height="1.038cm" svg:x="24.026cm" svg:y="1.1cm">
          <draw:text-box>
            <text:p text:style-name="P3"><text:span text:style-name="T3">Last</text:span></text:p>
          </draw:text-box>
        </draw:frame>
        <draw:line draw:style-name="gr7" draw:text-style-name="P4" draw:layer="layout" svg:x1="22.401cm" svg:y1="16.1cm" svg:x2="14.901cm" svg:y2="6.6cm">
          <text:p/>
        </draw:line>
        <draw:line draw:style-name="gr9" draw:text-style-name="P4" draw:layer="layout" svg:x1="22.801cm" svg:y1="5cm" svg:x2="22.802cm" svg:y2="2.9cm">
          <text:p/>
        </draw:line>
        <draw:frame draw:style-name="gr8" draw:text-style-name="P7" draw:layer="layout" svg:width="2.039cm" svg:height="1.038cm" svg:x="24.027cm" svg:y="3.5cm">
          <draw:text-box>
            <text:p text:style-name="P3"><text:span text:style-name="T3">Next</text:span></text:p>
          </draw:text-box>
        </draw:frame>
        <draw:frame draw:style-name="gr10" draw:text-style-name="P7" draw:layer="layout" svg:width="16.5cm" svg:height="8.121cm" svg:x="1cm" svg:y="1.5cm">
          <draw:text-box>
            <text:p text:style-name="P3"><text:span text:style-name="T3">(2) envoi un CONSULT en broadcast</text:span></text:p>
            <text:p text:style-name="P3"><text:span text:style-name="T3">(2) lance un timer Telec</text:span></text:p>
            <text:p text:style-name="P3"><text:span text:style-name="T3">À la fin de Telec, (2) n'a rien reçu</text:span></text:p>
            <text:p text:style-name="P3"><text:span text:style-name="T3">(2) broadcast FAILURE</text:span></text:p>
            <text:p text:style-name="P3"><text:span text:style-name="T3">(2) relance un timer Telec</text:span></text:p>
            <text:p text:style-name="P3"><text:span text:style-name="T3">À la fin de Telec</text:span></text:p>
            <text:p text:style-name="P3"><text:span text:style-name="T3">(2) broadcast ELECTION</text:span></text:p>
            <text:p text:style-name="P3"><text:span text:style-name="T3">(2) ne reçoit pas de message</text:span></text:p>
            <text:p text:style-name="P3"><text:span text:style-name="T3">ELECTED, donc il régénère</text:span></text:p>
            <text:p text:style-name="P3"><text:span text:style-name="T3">le jeton </text:span></text:p>
          </draw:text-box>
        </draw:frame>
        <draw:line draw:style-name="gr9" draw:text-style-name="P4" draw:layer="layout" svg:x1="12cm" svg:y1="6.6cm" svg:x2="5cm" svg:y2="15.6cm">
          <text:p/>
        </draw:line>
        <draw:line draw:style-name="gr11" draw:text-style-name="P4" draw:layer="layout" svg:x1="11.5cm" svg:y1="4cm" svg:x2="15cm" svg:y2="8cm">
          <text:p/>
        </draw:line>
        <draw:line draw:style-name="gr11" draw:text-style-name="P4" draw:layer="layout" svg:x1="12.5cm" svg:y1="8cm" svg:x2="14.5cm" svg:y2="4.5cm">
          <text:p/>
        </draw:line>
        <draw:line draw:style-name="gr7" draw:text-style-name="P4" draw:layer="layout" svg:x1="11cm" svg:y1="15.5cm" svg:x2="13.5cm" svg:y2="7.5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1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aimana </meta:initial-creator>
    <meta:creation-date>2010-04-26T13:07:26</meta:creation-date>
    <dc:date>2010-04-29T10:40:50</dc:date>
    <dc:creator>Tom </dc:creator>
    <meta:editing-duration>PT01H15M50S</meta:editing-duration>
    <meta:editing-cycles>6</meta:editing-cycles>
    <meta:generator>OpenOffice.org/3.1$Unix OpenOffice.org_project/310m19$Build-9420</meta:generator>
    <meta:document-statistic meta:object-count="101"/>
  </office:meta>
</office:document-meta>
</file>